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A0000028F093F781AF5323B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51cm" svg:y="2.91cm" svg:width="7.454cm" svg:height="5.205cm" draw:z-index="0"><draw:image xlink:href="Pictures/10000000000003AA0000028F093F781AF5323BF5.png" xlink:type="simple" xlink:show="embed" xlink:actuate="onLoad"/></draw:frame><draw:frame draw:style-name="fr1" draw:name="Imagen2" text:anchor-type="paragraph" svg:x="8.876cm" svg:y="2.94cm" svg:width="7.454cm" svg:height="5.205cm" draw:z-index="1"><draw:image xlink:href="Pictures/10000000000003AA0000028F093F781AF5323BF5.png" xlink:type="simple" xlink:show="embed" xlink:actuate="onLoad"/></draw:frame><draw:frame draw:style-name="fr1" draw:name="Imagen3" text:anchor-type="paragraph" svg:x="-0.125cm" svg:y="11.942cm" svg:width="7.454cm" svg:height="5.205cm" draw:z-index="2"><draw:image xlink:href="Pictures/10000000000003AA0000028F093F781AF5323BF5.png" xlink:type="simple" xlink:show="embed" xlink:actuate="onLoad"/></draw:frame><draw:frame draw:style-name="fr1" draw:name="Imagen4" text:anchor-type="paragraph" svg:x="8.876cm" svg:y="11.942cm" svg:width="7.454cm" svg:height="5.205cm" draw:z-index="3"><draw:image xlink:href="Pictures/10000000000003AA0000028F093F781AF5323B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51:31.625133111</meta:creation-date>
    <dc:date>2016-11-28T20:57:23.428105642</dc:date>
    <meta:editing-duration>PT5M5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2.2.2.0$Linux_X86_64 LibreOffice_project/20m0$Build-2</meta:generator>
  </office:meta>
</office:document-meta>
</file>